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ile statico di 1k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weborf</text:p>
          </table:table-cell>
          <table:table-cell office:value-type="float" office:value="5396">
            <text:p>5396</text:p>
          </table:table-cell>
          <table:table-cell office:value-type="float" office:value="10115">
            <text:p>10115</text:p>
          </table:table-cell>
          <table:table-cell office:value-type="float" office:value="9928">
            <text:p>9928</text:p>
          </table:table-cell>
          <table:table-cell office:value-type="float" office:value="9836">
            <text:p>9836</text:p>
          </table:table-cell>
          <table:table-cell office:value-type="float" office:value="9390">
            <text:p>9390</text:p>
          </table:table-cell>
        </table:table-row>
        <table:table-row table:style-name="ro1">
          <table:table-cell office:value-type="string">
            <text:p>lighttpd</text:p>
          </table:table-cell>
          <table:table-cell office:value-type="float" office:value="6353">
            <text:p>6353</text:p>
          </table:table-cell>
          <table:table-cell office:value-type="float" office:value="15320">
            <text:p>15320</text:p>
          </table:table-cell>
          <table:table-cell office:value-type="float" office:value="15430">
            <text:p>15430</text:p>
          </table:table-cell>
          <table:table-cell office:value-type="float" office:value="15146">
            <text:p>15146</text:p>
          </table:table-cell>
          <table:table-cell office:value-type="float" office:value="14115">
            <text:p>14115</text:p>
          </table:table-cell>
        </table:table-row>
        <table:table-row table:style-name="ro1">
          <table:table-cell office:value-type="string">
            <text:p>apache2</text:p>
          </table:table-cell>
          <table:table-cell office:value-type="float" office:value="2786">
            <text:p>2786</text:p>
          </table:table-cell>
          <table:table-cell office:value-type="float" office:value="7901">
            <text:p>7901</text:p>
          </table:table-cell>
          <table:table-cell office:value-type="float" office:value="7800">
            <text:p>7800</text:p>
          </table:table-cell>
          <table:table-cell office:value-type="float" office:value="7304">
            <text:p>7304</text:p>
          </table:table-cell>
          <table:table-cell office:value-type="float" office:value="7051">
            <text:p>7051</text:p>
          </table:table-cell>
        </table:table-row>
        <table:table-row table:style-name="ro1">
          <table:table-cell office:value-type="string">
            <text:p>nginx</text:p>
          </table:table-cell>
          <table:table-cell office:value-type="float" office:value="4671">
            <text:p>4671</text:p>
          </table:table-cell>
          <table:table-cell office:value-type="float" office:value="12994">
            <text:p>12994</text:p>
          </table:table-cell>
          <table:table-cell office:value-type="float" office:value="15974">
            <text:p>15974</text:p>
          </table:table-cell>
          <table:table-cell office:value-type="float" office:value="14464">
            <text:p>14464</text:p>
          </table:table-cell>
          <table:table-cell office:value-type="float" office:value="14975">
            <text:p>14975</text:p>
          </table:table-cell>
        </table:table-row>
        <table:table-row table:style-name="ro1">
          <table:table-cell>
            <draw:frame table:end-cell-address="'File statico di 1k'.H24" table:end-x="0.293cm" table:end-y="0.053cm" draw:z-index="0" draw:style-name="gr1" svg:width="16.059cm" svg:height="8.08cm" svg:x="0.1cm" svg:y="0.11cm">
              <draw:object draw:notify-on-update-of-ranges="'File statico di 1k'.B1:'File statico di 1k'.F1 'File statico di 1k'.A2:'File statico di 1k'.A2 'File statico di 1k'.B2:'File statico di 1k'.F2 'File statico di 1k'.A3:'File statico di 1k'.A3 'File statico di 1k'.B3:'File statico di 1k'.F3 'File statico di 1k'.A4:'File statico di 1k'.A4 'File statico di 1k'.B4:'File statico di 1k'.F4 'File statico di 1k'.A5:'File statico di 1k'.A5 'File statico di 1k'.B5:'File statico di 1k'.F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File statico di 10M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weborf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ighttpd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apache2</text:p>
          </table:table-cell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nginx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>
            <draw:frame table:end-cell-address="'File statico di 10M'.H24" table:end-x="0.293cm" table:end-y="0.053cm" draw:z-index="0" draw:style-name="gr1" svg:width="16.059cm" svg:height="8.08cm" svg:x="0.1cm" svg:y="0.11cm">
              <draw:object draw:notify-on-update-of-ranges="'File statico di 10M'.B1:'File statico di 10M'.F1 'File statico di 10M'.A2:'File statico di 10M'.A2 'File statico di 10M'.B2:'File statico di 10M'.F2 'File statico di 10M'.A3:'File statico di 10M'.A3 'File statico di 10M'.B3:'File statico di 10M'.F3 'File statico di 10M'.A4:'File statico di 10M'.A4 'File statico di 10M'.B4:'File statico di 10M'.F4 'File statico di 10M'.A5:'File statico di 10M'.A5 'File statico di 10M'.B5:'File statico di 10M'.F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Dir vuota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weborf</text:p>
          </table:table-cell>
          <table:table-cell office:value-type="float" office:value="4210">
            <text:p>4210</text:p>
          </table:table-cell>
          <table:table-cell office:value-type="float" office:value="8787">
            <text:p>8787</text:p>
          </table:table-cell>
          <table:table-cell office:value-type="float" office:value="8714">
            <text:p>8714</text:p>
          </table:table-cell>
          <table:table-cell office:value-type="float" office:value="8597">
            <text:p>8597</text:p>
          </table:table-cell>
          <table:table-cell office:value-type="float" office:value="8404">
            <text:p>8404</text:p>
          </table:table-cell>
        </table:table-row>
        <table:table-row table:style-name="ro1">
          <table:table-cell office:value-type="string">
            <text:p>weborf (cached)</text:p>
          </table:table-cell>
          <table:table-cell office:value-type="float" office:value="5826">
            <text:p>5826</text:p>
          </table:table-cell>
          <table:table-cell office:value-type="float" office:value="8667">
            <text:p>8667</text:p>
          </table:table-cell>
          <table:table-cell office:value-type="float" office:value="8694">
            <text:p>8694</text:p>
          </table:table-cell>
          <table:table-cell office:value-type="float" office:value="8479">
            <text:p>8479</text:p>
          </table:table-cell>
          <table:table-cell office:value-type="float" office:value="8294">
            <text:p>8294</text:p>
          </table:table-cell>
        </table:table-row>
        <table:table-row table:style-name="ro1">
          <table:table-cell office:value-type="string">
            <text:p>lighttpd</text:p>
          </table:table-cell>
          <table:table-cell office:value-type="float" office:value="5926">
            <text:p>5926</text:p>
          </table:table-cell>
          <table:table-cell office:value-type="float" office:value="13653">
            <text:p>13653</text:p>
          </table:table-cell>
          <table:table-cell office:value-type="float" office:value="13558">
            <text:p>13558</text:p>
          </table:table-cell>
          <table:table-cell office:value-type="float" office:value="13221">
            <text:p>13221</text:p>
          </table:table-cell>
          <table:table-cell office:value-type="float" office:value="10116">
            <text:p>10116</text:p>
          </table:table-cell>
        </table:table-row>
        <table:table-row table:style-name="ro1">
          <table:table-cell office:value-type="string">
            <text:p>apache2</text:p>
          </table:table-cell>
          <table:table-cell office:value-type="float" office:value="1084">
            <text:p>1084</text:p>
          </table:table-cell>
          <table:table-cell office:value-type="float" office:value="2931">
            <text:p>2931</text:p>
          </table:table-cell>
          <table:table-cell office:value-type="float" office:value="2858">
            <text:p>2858</text:p>
          </table:table-cell>
          <table:table-cell office:value-type="float" office:value="2961">
            <text:p>2961</text:p>
          </table:table-cell>
          <table:table-cell office:value-type="float" office:value="2926">
            <text:p>2926</text:p>
          </table:table-cell>
        </table:table-row>
        <table:table-row table:style-name="ro1">
          <table:table-cell office:value-type="string">
            <text:p>nginx</text:p>
          </table:table-cell>
          <table:table-cell office:value-type="float" office:value="4230">
            <text:p>4230</text:p>
          </table:table-cell>
          <table:table-cell office:value-type="float" office:value="14143">
            <text:p>14143</text:p>
          </table:table-cell>
          <table:table-cell office:value-type="float" office:value="14113">
            <text:p>14113</text:p>
          </table:table-cell>
          <table:table-cell office:value-type="float" office:value="13787">
            <text:p>13787</text:p>
          </table:table-cell>
          <table:table-cell office:value-type="float" office:value="13674">
            <text:p>13674</text:p>
          </table:table-cell>
        </table:table-row>
        <table:table-row table:style-name="ro1">
          <table:table-cell>
            <draw:frame table:end-cell-address="'Dir vuota'.I29" table:end-x="2.045cm" table:end-y="0.269cm" draw:z-index="0" draw:style-name="gr1" svg:width="20cm" svg:height="10.06cm" svg:x="0.11cm" svg:y="0.106cm">
              <draw:object draw:notify-on-update-of-ranges="'Dir vuota'.B1:'Dir vuota'.F1 'Dir vuota'.A2:'Dir vuota'.A2 'Dir vuota'.B2:'Dir vuota'.F2 'Dir vuota'.A3:'Dir vuota'.A3 'Dir vuota'.B3:'Dir vuota'.F3 'Dir vuota'.A4:'Dir vuota'.A4 'Dir vuota'.B4:'Dir vuota'.F4 'Dir vuota'.A5:'Dir vuota'.A5 'Dir vuota'.B5:'Dir vuota'.F5 'Dir vuota'.A6:'Dir vuota'.A6 'Dir vuota'.B6:'Dir vuota'.F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</table:table>
      <table:table table:name="Dir con 10 file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weborf</text:p>
          </table:table-cell>
          <table:table-cell office:value-type="float" office:value="3033">
            <text:p>3033</text:p>
          </table:table-cell>
          <table:table-cell office:value-type="float" office:value="6845">
            <text:p>6845</text:p>
          </table:table-cell>
          <table:table-cell office:value-type="float" office:value="6795">
            <text:p>6795</text:p>
          </table:table-cell>
          <table:table-cell office:value-type="float" office:value="6851">
            <text:p>6851</text:p>
          </table:table-cell>
          <table:table-cell office:value-type="float" office:value="6562">
            <text:p>6562</text:p>
          </table:table-cell>
        </table:table-row>
        <table:table-row table:style-name="ro1">
          <table:table-cell office:value-type="string">
            <text:p>weborf(cached)</text:p>
          </table:table-cell>
          <table:table-cell office:value-type="float" office:value="4978">
            <text:p>4978</text:p>
          </table:table-cell>
          <table:table-cell office:value-type="float" office:value="8960">
            <text:p>8960</text:p>
          </table:table-cell>
          <table:table-cell office:value-type="float" office:value="8804">
            <text:p>8804</text:p>
          </table:table-cell>
          <table:table-cell office:value-type="float" office:value="8566">
            <text:p>8566</text:p>
          </table:table-cell>
          <table:table-cell office:value-type="float" office:value="8237">
            <text:p>8237</text:p>
          </table:table-cell>
        </table:table-row>
        <table:table-row table:style-name="ro1">
          <table:table-cell office:value-type="string">
            <text:p>lighttpd</text:p>
          </table:table-cell>
          <table:table-cell office:value-type="float" office:value="3571">
            <text:p>3571</text:p>
          </table:table-cell>
          <table:table-cell office:value-type="float" office:value="7202">
            <text:p>7202</text:p>
          </table:table-cell>
          <table:table-cell office:value-type="float" office:value="7275">
            <text:p>7275</text:p>
          </table:table-cell>
          <table:table-cell office:value-type="float" office:value="7665">
            <text:p>7665</text:p>
          </table:table-cell>
          <table:table-cell office:value-type="float" office:value="6860">
            <text:p>6860</text:p>
          </table:table-cell>
        </table:table-row>
        <table:table-row table:style-name="ro1">
          <table:table-cell office:value-type="string">
            <text:p>apache2</text:p>
          </table:table-cell>
          <table:table-cell office:value-type="float" office:value="644">
            <text:p>644</text:p>
          </table:table-cell>
          <table:table-cell office:value-type="float" office:value="1723">
            <text:p>1723</text:p>
          </table:table-cell>
          <table:table-cell office:value-type="float" office:value="1787">
            <text:p>1787</text:p>
          </table:table-cell>
          <table:table-cell office:value-type="float" office:value="1643">
            <text:p>1643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string">
            <text:p>nginx</text:p>
          </table:table-cell>
          <table:table-cell office:value-type="float" office:value="5306">
            <text:p>5306</text:p>
          </table:table-cell>
          <table:table-cell office:value-type="float" office:value="8668">
            <text:p>8668</text:p>
          </table:table-cell>
          <table:table-cell office:value-type="float" office:value="9544">
            <text:p>9544</text:p>
          </table:table-cell>
          <table:table-cell office:value-type="float" office:value="9491">
            <text:p>9491</text:p>
          </table:table-cell>
          <table:table-cell office:value-type="float" office:value="9005">
            <text:p>9005</text:p>
          </table:table-cell>
        </table:table-row>
        <table:table-row table:style-name="ro1">
          <table:table-cell>
            <draw:frame table:end-cell-address="'Dir con 10 file'.I29" table:end-x="2.035cm" table:end-y="0.274cm" draw:z-index="0" draw:style-name="gr1" svg:width="20cm" svg:height="10.06cm" svg:x="0.1cm" svg:y="0.111cm">
              <draw:object draw:notify-on-update-of-ranges="'Dir con 10 file'.B1:'Dir con 10 file'.F1 'Dir con 10 file'.A2:'Dir con 10 file'.A2 'Dir con 10 file'.B2:'Dir con 10 file'.F2 'Dir con 10 file'.A3:'Dir con 10 file'.A3 'Dir con 10 file'.B3:'Dir con 10 file'.F3 'Dir con 10 file'.A4:'Dir con 10 file'.A4 'Dir con 10 file'.B4:'Dir con 10 file'.F4 'Dir con 10 file'.A5:'Dir con 10 file'.A5 'Dir con 10 file'.B5:'Dir con 10 file'.F5 'Dir con 10 file'.A6:'Dir con 10 file'.A6 'Dir con 10 file'.B6:'Dir con 10 file'.F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</table:table>
      <table:table table:name="Dir con 1000 file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weborf</text:p>
          </table:table-cell>
          <table:table-cell office:value-type="float" office:value="61">
            <text:p>61</text:p>
          </table:table-cell>
          <table:table-cell office:value-type="float" office:value="376">
            <text:p>376</text:p>
          </table:table-cell>
          <table:table-cell office:value-type="float" office:value="384">
            <text:p>384</text:p>
          </table:table-cell>
          <table:table-cell office:value-type="float" office:value="396">
            <text:p>39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weborf(cached)</text:p>
          </table:table-cell>
          <table:table-cell office:value-type="float" office:value="2713">
            <text:p>2713</text:p>
          </table:table-cell>
          <table:table-cell office:value-type="float" office:value="3470">
            <text:p>3470</text:p>
          </table:table-cell>
          <table:table-cell office:value-type="float" office:value="2920">
            <text:p>2920</text:p>
          </table:table-cell>
          <table:table-cell office:value-type="float" office:value="2742">
            <text:p>2742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lighttpd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apache2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nginx</text:p>
          </table:table-cell>
          <table:table-cell office:value-type="float" office:value="324">
            <text:p>324</text:p>
          </table:table-cell>
          <table:table-cell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434">
            <text:p>434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>
            <draw:frame table:end-cell-address="'Dir con 1000 file'.I29" table:end-x="2.035cm" table:end-y="0.274cm" draw:z-index="0" draw:style-name="gr1" svg:width="20cm" svg:height="10.06cm" svg:x="0.1cm" svg:y="0.111cm">
              <draw:object draw:notify-on-update-of-ranges="'Dir con 1000 file'.B1:'Dir con 1000 file'.F1 'Dir con 1000 file'.A2:'Dir con 1000 file'.A2 'Dir con 1000 file'.B2:'Dir con 1000 file'.F2 'Dir con 1000 file'.A3:'Dir con 1000 file'.A3 'Dir con 1000 file'.B3:'Dir con 1000 file'.F3 'Dir con 1000 file'.A4:'Dir con 1000 file'.A4 'Dir con 1000 file'.B4:'Dir con 1000 file'.F4 'Dir con 1000 file'.A5:'Dir con 1000 file'.A5 'Dir con 1000 file'.B5:'Dir con 1000 file'.F5 'Dir con 1000 file'.A6:'Dir con 1000 file'.A6 'Dir con 1000 file'.B6:'Dir con 1000 file'.F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</table:table>
      <table:table table:name="phpinfo()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weborf</text:p>
          </table:table-cell>
          <table:table-cell office:value-type="float" office:value="44">
            <text:p>44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lighttpd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apache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nginx</text:p>
          </table:table-cell>
          <table:table-cell table:number-columns-repeated="5" office:value-type="float" office:value="-0">
            <text:p>-0</text:p>
          </table:table-cell>
        </table:table-row>
        <table:table-row table:style-name="ro1">
          <table:table-cell>
            <draw:frame table:end-cell-address="'phpinfo()'.H24" table:end-x="0.293cm" table:end-y="0.053cm" draw:z-index="0" draw:style-name="gr1" svg:width="16.059cm" svg:height="8.08cm" svg:x="0.1cm" svg:y="0.11cm">
              <draw:object draw:notify-on-update-of-ranges="'phpinfo()'.B1:'phpinfo()'.F1 'phpinfo()'.A2:'phpinfo()'.A2 'phpinfo()'.B2:'phpinfo()'.F2 'phpinfo()'.A3:'phpinfo()'.A3 'phpinfo()'.B3:'phpinfo()'.F3 'phpinfo()'.A4:'phpinfo()'.A4 'phpinfo()'.B4:'phpinfo()'.F4 'phpinfo()'.A5:'phpinfo()'.A5 'phpinfo()'.B5:'phpinfo()'.F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it" fo:country="IT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22/10/2011</text:date>, <text:time>12.38.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3T18:11:38</meta:creation-date>
    <dc:date>2011-10-22T12:38:46</dc:date>
    <meta:editing-duration>PT1H14M44S</meta:editing-duration>
    <meta:editing-cycles>7</meta:editing-cycles>
    <meta:generator>LibreOffice/3.4$Unix LibreOffice_project/340m1$Build-302</meta:generator>
    <meta:document-statistic meta:table-count="6" meta:cell-count="1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File statico di 1,4KiB</text:p>
        </chart:title>
        <chart:legend chart:legend-position="end" svg:x="13.36cm" svg:y="3.454cm" style:legend-expansion="high" chart:style-name="ch3"/>
        <chart:plot-area chart:style-name="ch4" table:cell-range-address="'File statico di 1k'.A1:'File statico di 1k'.F5" chart:data-source-has-labels="both" svg:x="0.77cm" svg:y="1.635cm" svg:width="11.95cm" svg:height="6.765cm">
          <chartooo:coordinate-region svg:x="1.947cm" svg:y="1.835cm" svg:width="10.494cm" svg:height="5.918cm"/>
          <chart:axis chart:dimension="x" chart:name="primary-x" chart:style-name="ch5" chartooo:axis-type="text">
            <chart:categories table:cell-range-address="'File statico di 1k'.B1:'File statico di 1k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le statico di 1k'.B2:'File statico di 1k'.F2" chart:label-cell-address="'File statico di 1k'.A2:'File statico di 1k'.A2" chart:class="chart:line">
            <chart:data-point chart:repeated="5"/>
          </chart:series>
          <chart:series chart:style-name="ch8" chart:values-cell-range-address="'File statico di 1k'.B3:'File statico di 1k'.F3" chart:label-cell-address="'File statico di 1k'.A3:'File statico di 1k'.A3" chart:class="chart:line">
            <chart:data-point chart:repeated="5"/>
          </chart:series>
          <chart:series chart:style-name="ch9" chart:values-cell-range-address="'File statico di 1k'.B4:'File statico di 1k'.F4" chart:label-cell-address="'File statico di 1k'.A4:'File statico di 1k'.A4" chart:class="chart:line">
            <chart:data-point chart:repeated="5"/>
          </chart:series>
          <chart:series chart:style-name="ch10" chart:values-cell-range-address="'File statico di 1k'.B5:'File statico di 1k'.F5" chart:label-cell-address="'File statico di 1k'.A5:'File statico di 1k'.A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File statico di 1k'.B1:'File statico di 1k'.F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weborf</text:p>
                <draw:g>
                  <svg:desc>'File statico di 1k'.A2:'File statico di 1k'.A2</svg:desc>
                </draw:g>
              </table:table-cell>
              <table:table-cell office:value-type="float" office:value="5396">
                <text:p>5396</text:p>
                <draw:g>
                  <svg:desc>'File statico di 1k'.B2:'File statico di 1k'.F2</svg:desc>
                </draw:g>
              </table:table-cell>
              <table:table-cell office:value-type="float" office:value="10115">
                <text:p>10115</text:p>
              </table:table-cell>
              <table:table-cell office:value-type="float" office:value="9928">
                <text:p>9928</text:p>
              </table:table-cell>
              <table:table-cell office:value-type="float" office:value="9836">
                <text:p>9836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string">
                <text:p>lighttpd</text:p>
                <draw:g>
                  <svg:desc>'File statico di 1k'.A3:'File statico di 1k'.A3</svg:desc>
                </draw:g>
              </table:table-cell>
              <table:table-cell office:value-type="float" office:value="6353">
                <text:p>6353</text:p>
                <draw:g>
                  <svg:desc>'File statico di 1k'.B3:'File statico di 1k'.F3</svg:desc>
                </draw:g>
              </table:table-cell>
              <table:table-cell office:value-type="float" office:value="15320">
                <text:p>15320</text:p>
              </table:table-cell>
              <table:table-cell office:value-type="float" office:value="15430">
                <text:p>15430</text:p>
              </table:table-cell>
              <table:table-cell office:value-type="float" office:value="15146">
                <text:p>1514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apache2</text:p>
                <draw:g>
                  <svg:desc>'File statico di 1k'.A4:'File statico di 1k'.A4</svg:desc>
                </draw:g>
              </table:table-cell>
              <table:table-cell office:value-type="float" office:value="2786">
                <text:p>2786</text:p>
                <draw:g>
                  <svg:desc>'File statico di 1k'.B4:'File statico di 1k'.F4</svg:desc>
                </draw:g>
              </table:table-cell>
              <table:table-cell office:value-type="float" office:value="7901">
                <text:p>7901</text:p>
              </table:table-cell>
              <table:table-cell office:value-type="float" office:value="7800">
                <text:p>7800</text:p>
              </table:table-cell>
              <table:table-cell office:value-type="float" office:value="7304">
                <text:p>7304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nginx</text:p>
                <draw:g>
                  <svg:desc>'File statico di 1k'.A5:'File statico di 1k'.A5</svg:desc>
                </draw:g>
              </table:table-cell>
              <table:table-cell office:value-type="float" office:value="4671">
                <text:p>4671</text:p>
                <draw:g>
                  <svg:desc>'File statico di 1k'.B5:'File statico di 1k'.F5</svg:desc>
                </draw:g>
              </table:table-cell>
              <table:table-cell office:value-type="float" office:value="12994">
                <text:p>12994</text:p>
              </table:table-cell>
              <table:table-cell office:value-type="float" office:value="15974">
                <text:p>15974</text:p>
              </table:table-cell>
              <table:table-cell office:value-type="float" office:value="14464">
                <text:p>14464</text:p>
              </table:table-cell>
              <table:table-cell office:value-type="float" office:value="14975">
                <text:p>14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72cm" svg:y="0.316cm" chart:style-name="ch2">
          <text:p>File statico di 10MiB</text:p>
        </chart:title>
        <chart:legend chart:legend-position="end" svg:x="13.36cm" svg:y="3.454cm" style:legend-expansion="high" chart:style-name="ch3"/>
        <chart:plot-area chart:style-name="ch4" table:cell-range-address="'File statico di 10M'.A1:'File statico di 10M'.F5" chart:data-source-has-labels="both" svg:x="0.77cm" svg:y="1.635cm" svg:width="11.95cm" svg:height="6.765cm">
          <chartooo:coordinate-region svg:x="1.577cm" svg:y="1.834cm" svg:width="10.863cm" svg:height="5.919cm"/>
          <chart:axis chart:dimension="x" chart:name="primary-x" chart:style-name="ch5" chartooo:axis-type="text">
            <chart:categories table:cell-range-address="'File statico di 10M'.B1:'File statico di 10M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le statico di 10M'.B2:'File statico di 10M'.F2" chart:label-cell-address="'File statico di 10M'.A2:'File statico di 10M'.A2" chart:class="chart:line">
            <chart:data-point chart:repeated="5"/>
          </chart:series>
          <chart:series chart:style-name="ch8" chart:values-cell-range-address="'File statico di 10M'.B3:'File statico di 10M'.F3" chart:label-cell-address="'File statico di 10M'.A3:'File statico di 10M'.A3" chart:class="chart:line">
            <chart:data-point chart:repeated="5"/>
          </chart:series>
          <chart:series chart:style-name="ch9" chart:values-cell-range-address="'File statico di 10M'.B4:'File statico di 10M'.F4" chart:label-cell-address="'File statico di 10M'.A4:'File statico di 10M'.A4" chart:class="chart:line">
            <chart:data-point chart:repeated="5"/>
          </chart:series>
          <chart:series chart:style-name="ch10" chart:values-cell-range-address="'File statico di 10M'.B5:'File statico di 10M'.F5" chart:label-cell-address="'File statico di 10M'.A5:'File statico di 10M'.A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File statico di 10M'.B1:'File statico di 10M'.F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weborf</text:p>
                <draw:g>
                  <svg:desc>'File statico di 10M'.A2:'File statico di 10M'.A2</svg:desc>
                </draw:g>
              </table:table-cell>
              <table:table-cell office:value-type="float" office:value="46">
                <text:p>46</text:p>
                <draw:g>
                  <svg:desc>'File statico di 10M'.B2:'File statico di 10M'.F2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lighttpd</text:p>
                <draw:g>
                  <svg:desc>'File statico di 10M'.A3:'File statico di 10M'.A3</svg:desc>
                </draw:g>
              </table:table-cell>
              <table:table-cell office:value-type="float" office:value="80">
                <text:p>80</text:p>
                <draw:g>
                  <svg:desc>'File statico di 10M'.B3:'File statico di 10M'.F3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apache2</text:p>
                <draw:g>
                  <svg:desc>'File statico di 10M'.A4:'File statico di 10M'.A4</svg:desc>
                </draw:g>
              </table:table-cell>
              <table:table-cell office:value-type="float" office:value="71">
                <text:p>71</text:p>
                <draw:g>
                  <svg:desc>'File statico di 10M'.B4:'File statico di 10M'.F4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nginx</text:p>
                <draw:g>
                  <svg:desc>'File statico di 10M'.A5:'File statico di 10M'.A5</svg:desc>
                </draw:g>
              </table:table-cell>
              <table:table-cell office:value-type="float" office:value="78">
                <text:p>78</text:p>
                <draw:g>
                  <svg:desc>'File statico di 10M'.B5:'File statico di 10M'.F5</svg:desc>
                </draw:g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61cm" xlink:href=".." xlink:type="simple" chart:class="chart:line" chart:style-name="ch1">
        <chart:title svg:x="7.456cm" svg:y="0.337cm" chart:style-name="ch2">
          <text:p>List of an empty directory</text:p>
        </chart:title>
        <chart:legend chart:legend-position="end" svg:x="16.249cm" svg:y="3.735cm" style:legend-expansion="high" chart:style-name="ch3"/>
        <chart:plot-area chart:style-name="ch4" table:cell-range-address="'Dir vuota'.A1:'Dir vuota'.F6" chart:data-source-has-labels="both" svg:x="1.411cm" svg:y="1.719cm" svg:width="14.038cm" svg:height="7.16cm">
          <chartooo:coordinate-region svg:x="2.588cm" svg:y="1.918cm" svg:width="12.581cm" svg:height="6.314cm"/>
          <chart:axis chart:dimension="x" chart:name="primary-x" chart:style-name="ch5" chartooo:axis-type="text">
            <chart:title svg:x="7.129cm" svg:y="9.08cm" chart:style-name="ch6">
              <text:p>Parallel requests</text:p>
            </chart:title>
            <chart:categories table:cell-range-address="'Dir vuota'.B1:'Dir vuota'.F1"/>
          </chart:axis>
          <chart:axis chart:dimension="y" chart:name="primary-y" chart:style-name="ch5">
            <chart:title svg:x="0.451cm" svg:y="6.931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Dir vuota'.B2:'Dir vuota'.F2" chart:label-cell-address="'Dir vuota'.A2:'Dir vuota'.A2" chart:class="chart:line">
            <chart:data-point chart:repeated="5"/>
          </chart:series>
          <chart:series chart:style-name="ch10" chart:values-cell-range-address="'Dir vuota'.B3:'Dir vuota'.F3" chart:label-cell-address="'Dir vuota'.A3:'Dir vuota'.A3" chart:class="chart:line">
            <chart:data-point chart:repeated="5"/>
          </chart:series>
          <chart:series chart:style-name="ch11" chart:values-cell-range-address="'Dir vuota'.B4:'Dir vuota'.F4" chart:label-cell-address="'Dir vuota'.A4:'Dir vuota'.A4" chart:class="chart:line">
            <chart:data-point chart:repeated="5"/>
          </chart:series>
          <chart:series chart:style-name="ch12" chart:values-cell-range-address="'Dir vuota'.B5:'Dir vuota'.F5" chart:label-cell-address="'Dir vuota'.A5:'Dir vuota'.A5" chart:class="chart:line">
            <chart:data-point chart:repeated="5"/>
          </chart:series>
          <chart:series chart:style-name="ch13" chart:values-cell-range-address="'Dir vuota'.B6:'Dir vuota'.F6" chart:label-cell-address="'Dir vuota'.A6:'Dir vuota'.A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Dir vuota'.B1:'Dir vuota'.F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weborf</text:p>
                <draw:g>
                  <svg:desc>'Dir vuota'.A2:'Dir vuota'.A2</svg:desc>
                </draw:g>
              </table:table-cell>
              <table:table-cell office:value-type="float" office:value="4210">
                <text:p>4210</text:p>
                <draw:g>
                  <svg:desc>'Dir vuota'.B2:'Dir vuota'.F2</svg:desc>
                </draw:g>
              </table:table-cell>
              <table:table-cell office:value-type="float" office:value="8787">
                <text:p>8787</text:p>
              </table:table-cell>
              <table:table-cell office:value-type="float" office:value="8714">
                <text:p>8714</text:p>
              </table:table-cell>
              <table:table-cell office:value-type="float" office:value="8597">
                <text:p>8597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weborf (cached)</text:p>
                <draw:g>
                  <svg:desc>'Dir vuota'.A3:'Dir vuota'.A3</svg:desc>
                </draw:g>
              </table:table-cell>
              <table:table-cell office:value-type="float" office:value="5826">
                <text:p>5826</text:p>
                <draw:g>
                  <svg:desc>'Dir vuota'.B3:'Dir vuota'.F3</svg:desc>
                </draw:g>
              </table:table-cell>
              <table:table-cell office:value-type="float" office:value="8667">
                <text:p>8667</text:p>
              </table:table-cell>
              <table:table-cell office:value-type="float" office:value="8694">
                <text:p>8694</text:p>
              </table:table-cell>
              <table:table-cell office:value-type="float" office:value="8479">
                <text:p>8479</text:p>
              </table:table-cell>
              <table:table-cell office:value-type="float" office:value="8294">
                <text:p>8294</text:p>
              </table:table-cell>
            </table:table-row>
            <table:table-row>
              <table:table-cell office:value-type="string">
                <text:p>lighttpd</text:p>
                <draw:g>
                  <svg:desc>'Dir vuota'.A4:'Dir vuota'.A4</svg:desc>
                </draw:g>
              </table:table-cell>
              <table:table-cell office:value-type="float" office:value="5926">
                <text:p>5926</text:p>
                <draw:g>
                  <svg:desc>'Dir vuota'.B4:'Dir vuota'.F4</svg:desc>
                </draw:g>
              </table:table-cell>
              <table:table-cell office:value-type="float" office:value="13653">
                <text:p>13653</text:p>
              </table:table-cell>
              <table:table-cell office:value-type="float" office:value="13558">
                <text:p>13558</text:p>
              </table:table-cell>
              <table:table-cell office:value-type="float" office:value="13221">
                <text:p>13221</text:p>
              </table:table-cell>
              <table:table-cell office:value-type="float" office:value="10116">
                <text:p>10116</text:p>
              </table:table-cell>
            </table:table-row>
            <table:table-row>
              <table:table-cell office:value-type="string">
                <text:p>apache2</text:p>
                <draw:g>
                  <svg:desc>'Dir vuota'.A5:'Dir vuota'.A5</svg:desc>
                </draw:g>
              </table:table-cell>
              <table:table-cell office:value-type="float" office:value="1084">
                <text:p>1084</text:p>
                <draw:g>
                  <svg:desc>'Dir vuota'.B5:'Dir vuota'.F5</svg:desc>
                </draw:g>
              </table:table-cell>
              <table:table-cell office:value-type="float" office:value="2931">
                <text:p>2931</text:p>
              </table:table-cell>
              <table:table-cell office:value-type="float" office:value="2858">
                <text:p>2858</text:p>
              </table:table-cell>
              <table:table-cell office:value-type="float" office:value="2961">
                <text:p>2961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nginx</text:p>
                <draw:g>
                  <svg:desc>'Dir vuota'.A6:'Dir vuota'.A6</svg:desc>
                </draw:g>
              </table:table-cell>
              <table:table-cell office:value-type="float" office:value="4230">
                <text:p>4230</text:p>
                <draw:g>
                  <svg:desc>'Dir vuota'.B6:'Dir vuota'.F6</svg:desc>
                </draw:g>
              </table:table-cell>
              <table:table-cell office:value-type="float" office:value="14143">
                <text:p>14143</text:p>
              </table:table-cell>
              <table:table-cell office:value-type="float" office:value="14113">
                <text:p>14113</text:p>
              </table:table-cell>
              <table:table-cell office:value-type="float" office:value="13787">
                <text:p>13787</text:p>
              </table:table-cell>
              <table:table-cell office:value-type="float" office:value="13674">
                <text:p>136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61cm" xlink:href=".." xlink:type="simple" chart:class="chart:line" chart:style-name="ch1">
        <chart:title svg:x="7.033cm" svg:y="0.337cm" chart:style-name="ch2">
          <text:p>List of a directory with 10 files</text:p>
        </chart:title>
        <chart:legend chart:legend-position="end" svg:x="16.355cm" svg:y="3.735cm" style:legend-expansion="high" chart:style-name="ch3"/>
        <chart:plot-area chart:style-name="ch4" table:cell-range-address="'Dir con 10 file'.A1:'Dir con 10 file'.F6" chart:data-source-has-labels="both" svg:x="1.411cm" svg:y="1.719cm" svg:width="14.144cm" svg:height="7.16cm">
          <chartooo:coordinate-region svg:x="2.588cm" svg:y="1.919cm" svg:width="12.687cm" svg:height="6.313cm"/>
          <chart:axis chart:dimension="x" chart:name="primary-x" chart:style-name="ch5" chartooo:axis-type="text">
            <chart:title svg:x="7.182cm" svg:y="9.08cm" chart:style-name="ch6">
              <text:p>Parallel requests</text:p>
            </chart:title>
            <chart:categories table:cell-range-address="'Dir con 10 file'.B1:'Dir con 10 file'.F1"/>
          </chart:axis>
          <chart:axis chart:dimension="y" chart:name="primary-y" chart:style-name="ch5">
            <chart:title svg:x="0.451cm" svg:y="6.931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Dir con 10 file'.B2:'Dir con 10 file'.F2" chart:label-cell-address="'Dir con 10 file'.A2:'Dir con 10 file'.A2" chart:class="chart:line">
            <chart:data-point chart:repeated="5"/>
          </chart:series>
          <chart:series chart:style-name="ch10" chart:values-cell-range-address="'Dir con 10 file'.B3:'Dir con 10 file'.F3" chart:label-cell-address="'Dir con 10 file'.A3:'Dir con 10 file'.A3" chart:class="chart:line">
            <chart:data-point chart:repeated="5"/>
          </chart:series>
          <chart:series chart:style-name="ch11" chart:values-cell-range-address="'Dir con 10 file'.B4:'Dir con 10 file'.F4" chart:label-cell-address="'Dir con 10 file'.A4:'Dir con 10 file'.A4" chart:class="chart:line">
            <chart:data-point chart:repeated="5"/>
          </chart:series>
          <chart:series chart:style-name="ch12" chart:values-cell-range-address="'Dir con 10 file'.B5:'Dir con 10 file'.F5" chart:label-cell-address="'Dir con 10 file'.A5:'Dir con 10 file'.A5" chart:class="chart:line">
            <chart:data-point chart:repeated="5"/>
          </chart:series>
          <chart:series chart:style-name="ch13" chart:values-cell-range-address="'Dir con 10 file'.B6:'Dir con 10 file'.F6" chart:label-cell-address="'Dir con 10 file'.A6:'Dir con 10 file'.A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Dir con 10 file'.B1:'Dir con 10 file'.F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weborf</text:p>
                <draw:g>
                  <svg:desc>'Dir con 10 file'.A2:'Dir con 10 file'.A2</svg:desc>
                </draw:g>
              </table:table-cell>
              <table:table-cell office:value-type="float" office:value="3033">
                <text:p>3033</text:p>
                <draw:g>
                  <svg:desc>'Dir con 10 file'.B2:'Dir con 10 file'.F2</svg:desc>
                </draw:g>
              </table:table-cell>
              <table:table-cell office:value-type="float" office:value="6845">
                <text:p>6845</text:p>
              </table:table-cell>
              <table:table-cell office:value-type="float" office:value="6795">
                <text:p>6795</text:p>
              </table:table-cell>
              <table:table-cell office:value-type="float" office:value="6851">
                <text:p>6851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weborf(cached)</text:p>
                <draw:g>
                  <svg:desc>'Dir con 10 file'.A3:'Dir con 10 file'.A3</svg:desc>
                </draw:g>
              </table:table-cell>
              <table:table-cell office:value-type="float" office:value="4978">
                <text:p>4978</text:p>
                <draw:g>
                  <svg:desc>'Dir con 10 file'.B3:'Dir con 10 file'.F3</svg:desc>
                </draw:g>
              </table:table-cell>
              <table:table-cell office:value-type="float" office:value="8960">
                <text:p>8960</text:p>
              </table:table-cell>
              <table:table-cell office:value-type="float" office:value="8804">
                <text:p>8804</text:p>
              </table:table-cell>
              <table:table-cell office:value-type="float" office:value="8566">
                <text:p>8566</text:p>
              </table:table-cell>
              <table:table-cell office:value-type="float" office:value="8237">
                <text:p>8237</text:p>
              </table:table-cell>
            </table:table-row>
            <table:table-row>
              <table:table-cell office:value-type="string">
                <text:p>lighttpd</text:p>
                <draw:g>
                  <svg:desc>'Dir con 10 file'.A4:'Dir con 10 file'.A4</svg:desc>
                </draw:g>
              </table:table-cell>
              <table:table-cell office:value-type="float" office:value="3571">
                <text:p>3571</text:p>
                <draw:g>
                  <svg:desc>'Dir con 10 file'.B4:'Dir con 10 file'.F4</svg:desc>
                </draw:g>
              </table:table-cell>
              <table:table-cell office:value-type="float" office:value="7202">
                <text:p>7202</text:p>
              </table:table-cell>
              <table:table-cell office:value-type="float" office:value="7275">
                <text:p>7275</text:p>
              </table:table-cell>
              <table:table-cell office:value-type="float" office:value="7665">
                <text:p>7665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apache2</text:p>
                <draw:g>
                  <svg:desc>'Dir con 10 file'.A5:'Dir con 10 file'.A5</svg:desc>
                </draw:g>
              </table:table-cell>
              <table:table-cell office:value-type="float" office:value="644">
                <text:p>644</text:p>
                <draw:g>
                  <svg:desc>'Dir con 10 file'.B5:'Dir con 10 file'.F5</svg:desc>
                </draw:g>
              </table:table-cell>
              <table:table-cell office:value-type="float" office:value="1723">
                <text:p>1723</text:p>
              </table:table-cell>
              <table:table-cell office:value-type="float" office:value="1787">
                <text:p>1787</text:p>
              </table:table-cell>
              <table:table-cell office:value-type="float" office:value="1643">
                <text:p>164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nginx</text:p>
                <draw:g>
                  <svg:desc>'Dir con 10 file'.A6:'Dir con 10 file'.A6</svg:desc>
                </draw:g>
              </table:table-cell>
              <table:table-cell office:value-type="float" office:value="5306">
                <text:p>5306</text:p>
                <draw:g>
                  <svg:desc>'Dir con 10 file'.B6:'Dir con 10 file'.F6</svg:desc>
                </draw:g>
              </table:table-cell>
              <table:table-cell office:value-type="float" office:value="8668">
                <text:p>8668</text:p>
              </table:table-cell>
              <table:table-cell office:value-type="float" office:value="9544">
                <text:p>9544</text:p>
              </table:table-cell>
              <table:table-cell office:value-type="float" office:value="9491">
                <text:p>9491</text:p>
              </table:table-cell>
              <table:table-cell office:value-type="float" office:value="9005">
                <text:p>90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01cm" svg:height="10.061cm" xlink:href=".." xlink:type="simple" chart:class="chart:line" chart:style-name="ch1">
        <chart:title svg:x="6.795cm" svg:y="0.337cm" chart:style-name="ch2">
          <text:p>List of a directory with 1000 files</text:p>
        </chart:title>
        <chart:legend chart:legend-position="end" svg:x="16.355cm" svg:y="3.735cm" style:legend-expansion="high" chart:style-name="ch3"/>
        <chart:plot-area chart:style-name="ch4" table:cell-range-address="'Dir con 1000 file'.A1:'Dir con 1000 file'.F6" chart:data-source-has-labels="both" svg:x="1.411cm" svg:y="1.719cm" svg:width="14.144cm" svg:height="7.16cm">
          <chartooo:coordinate-region svg:x="2.403cm" svg:y="1.918cm" svg:width="12.873cm" svg:height="6.314cm"/>
          <chart:axis chart:dimension="x" chart:name="primary-x" chart:style-name="ch5" chartooo:axis-type="text">
            <chart:title svg:x="7.182cm" svg:y="9.08cm" chart:style-name="ch6">
              <text:p>Parallel requests</text:p>
            </chart:title>
            <chart:categories table:cell-range-address="'Dir con 1000 file'.B1:'Dir con 1000 file'.F1"/>
          </chart:axis>
          <chart:axis chart:dimension="y" chart:name="primary-y" chart:style-name="ch5">
            <chart:title svg:x="0.451cm" svg:y="6.931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Dir con 1000 file'.B2:'Dir con 1000 file'.F2" chart:label-cell-address="'Dir con 1000 file'.A2:'Dir con 1000 file'.A2" chart:class="chart:line">
            <chart:data-point chart:repeated="5"/>
          </chart:series>
          <chart:series chart:style-name="ch10" chart:values-cell-range-address="'Dir con 1000 file'.B3:'Dir con 1000 file'.F3" chart:label-cell-address="'Dir con 1000 file'.A3:'Dir con 1000 file'.A3" chart:class="chart:line">
            <chart:data-point chart:repeated="5"/>
          </chart:series>
          <chart:series chart:style-name="ch11" chart:values-cell-range-address="'Dir con 1000 file'.B4:'Dir con 1000 file'.F4" chart:label-cell-address="'Dir con 1000 file'.A4:'Dir con 1000 file'.A4" chart:class="chart:line">
            <chart:data-point chart:repeated="5"/>
          </chart:series>
          <chart:series chart:style-name="ch12" chart:values-cell-range-address="'Dir con 1000 file'.B5:'Dir con 1000 file'.F5" chart:label-cell-address="'Dir con 1000 file'.A5:'Dir con 1000 file'.A5" chart:class="chart:line">
            <chart:data-point chart:repeated="5"/>
          </chart:series>
          <chart:series chart:style-name="ch13" chart:values-cell-range-address="'Dir con 1000 file'.B6:'Dir con 1000 file'.F6" chart:label-cell-address="'Dir con 1000 file'.A6:'Dir con 1000 file'.A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Dir con 1000 file'.B1:'Dir con 1000 file'.F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weborf</text:p>
                <draw:g>
                  <svg:desc>'Dir con 1000 file'.A2:'Dir con 1000 file'.A2</svg:desc>
                </draw:g>
              </table:table-cell>
              <table:table-cell office:value-type="float" office:value="61">
                <text:p>61</text:p>
                <draw:g>
                  <svg:desc>'Dir con 1000 file'.B2:'Dir con 1000 file'.F2</svg:desc>
                </draw:g>
              </table:table-cell>
              <table:table-cell office:value-type="float" office:value="376">
                <text:p>376</text:p>
              </table:table-cell>
              <table:table-cell office:value-type="float" office:value="384">
                <text:p>384</text:p>
              </table:table-cell>
              <table:table-cell office:value-type="float" office:value="396">
                <text:p>39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weborf(cached)</text:p>
                <draw:g>
                  <svg:desc>'Dir con 1000 file'.A3:'Dir con 1000 file'.A3</svg:desc>
                </draw:g>
              </table:table-cell>
              <table:table-cell office:value-type="float" office:value="2713">
                <text:p>2713</text:p>
                <draw:g>
                  <svg:desc>'Dir con 1000 file'.B3:'Dir con 1000 file'.F3</svg:desc>
                </draw:g>
              </table:table-cell>
              <table:table-cell office:value-type="float" office:value="3470">
                <text:p>3470</text:p>
              </table:table-cell>
              <table:table-cell office:value-type="float" office:value="2920">
                <text:p>2920</text:p>
              </table:table-cell>
              <table:table-cell office:value-type="float" office:value="2742">
                <text:p>2742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lighttpd</text:p>
                <draw:g>
                  <svg:desc>'Dir con 1000 file'.A4:'Dir con 1000 file'.A4</svg:desc>
                </draw:g>
              </table:table-cell>
              <table:table-cell office:value-type="float" office:value="125">
                <text:p>125</text:p>
                <draw:g>
                  <svg:desc>'Dir con 1000 file'.B4:'Dir con 1000 file'.F4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apache2</text:p>
                <draw:g>
                  <svg:desc>'Dir con 1000 file'.A5:'Dir con 1000 file'.A5</svg:desc>
                </draw:g>
              </table:table-cell>
              <table:table-cell office:value-type="float" office:value="34">
                <text:p>34</text:p>
                <draw:g>
                  <svg:desc>'Dir con 1000 file'.B5:'Dir con 1000 file'.F5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nginx</text:p>
                <draw:g>
                  <svg:desc>'Dir con 1000 file'.A6:'Dir con 1000 file'.A6</svg:desc>
                </draw:g>
              </table:table-cell>
              <table:table-cell office:value-type="float" office:value="324">
                <text:p>324</text:p>
                <draw:g>
                  <svg:desc>'Dir con 1000 file'.B6:'Dir con 1000 file'.F6</svg:desc>
                </draw:g>
              </table:table-cell>
              <table:table-cell office:value-type="float" office:value="459">
                <text:p>459</text:p>
              </table:table-cell>
              <table:table-cell office:value-type="float" office:value="477">
                <text:p>477</text:p>
              </table:table-cell>
              <table:table-cell office:value-type="float" office:value="434">
                <text:p>434</text:p>
              </table:table-cell>
              <table:table-cell office:value-type="float" office:value="277">
                <text:p>2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CGI</text:p>
        </chart:title>
        <chart:legend chart:legend-position="end" svg:x="13.36cm" svg:y="3.454cm" style:legend-expansion="high" chart:style-name="ch3"/>
        <chart:plot-area chart:style-name="ch4" table:cell-range-address="'phpinfo()'.A1:'phpinfo()'.F5" chart:data-source-has-labels="both" svg:x="0.77cm" svg:y="1.635cm" svg:width="11.95cm" svg:height="6.765cm">
          <chartooo:coordinate-region svg:x="1.391cm" svg:y="1.834cm" svg:width="11.049cm" svg:height="5.919cm"/>
          <chart:axis chart:dimension="x" chart:name="primary-x" chart:style-name="ch5" chartooo:axis-type="text">
            <chart:categories table:cell-range-address="'phpinfo()'.B1:'phpinfo()'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hpinfo()'.B2:'phpinfo()'.F2" chart:label-cell-address="'phpinfo()'.A2:'phpinfo()'.A2" chart:class="chart:line">
            <chart:data-point chart:repeated="5"/>
          </chart:series>
          <chart:series chart:style-name="ch8" chart:values-cell-range-address="'phpinfo()'.B3:'phpinfo()'.F3" chart:label-cell-address="'phpinfo()'.A3:'phpinfo()'.A3" chart:class="chart:line">
            <chart:data-point chart:repeated="5"/>
          </chart:series>
          <chart:series chart:style-name="ch9" chart:values-cell-range-address="'phpinfo()'.B4:'phpinfo()'.F4" chart:label-cell-address="'phpinfo()'.A4:'phpinfo()'.A4" chart:class="chart:line">
            <chart:data-point chart:repeated="5"/>
          </chart:series>
          <chart:series chart:style-name="ch10" chart:values-cell-range-address="'phpinfo()'.B5:'phpinfo()'.F5" chart:label-cell-address="'phpinfo()'.A5:'phpinfo()'.A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phpinfo()'.B1:'phpinfo()'.F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weborf</text:p>
                <draw:g>
                  <svg:desc>'phpinfo()'.A2:'phpinfo()'.A2</svg:desc>
                </draw:g>
              </table:table-cell>
              <table:table-cell office:value-type="float" office:value="44">
                <text:p>44</text:p>
                <draw:g>
                  <svg:desc>'phpinfo()'.B2:'phpinfo()'.F2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lighttpd</text:p>
                <draw:g>
                  <svg:desc>'phpinfo()'.A3:'phpinfo()'.A3</svg:desc>
                </draw:g>
              </table:table-cell>
              <table:table-cell office:value-type="float" office:value="52">
                <text:p>52</text:p>
                <draw:g>
                  <svg:desc>'phpinfo()'.B3:'phpinfo()'.F3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apache2</text:p>
                <draw:g>
                  <svg:desc>'phpinfo()'.A4:'phpinfo()'.A4</svg:desc>
                </draw:g>
              </table:table-cell>
              <table:table-cell office:value-type="float" office:value="0">
                <text:p>0</text:p>
                <draw:g>
                  <svg:desc>'phpinfo()'.B4:'phpinfo()'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ginx</text:p>
                <draw:g>
                  <svg:desc>'phpinfo()'.A5:'phpinfo()'.A5</svg:desc>
                </draw:g>
              </table:table-cell>
              <table:table-cell office:value-type="float" office:value="-0">
                <text:p>-0</text:p>
                <draw:g>
                  <svg:desc>'phpinfo()'.B5:'phpinfo()'.F5</svg:desc>
                </draw:g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4$Unix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